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<text:tab/><text:tab/>=================================================</text:span></text:p>
      <text:p text:style-name="P1"><text:span text:style-name="T1"><text:tab/><text:tab/><text:tab/><text:tab/><text:tab/>File Opening Modes</text:span></text:p>
      <text:p text:style-name="P1"><text:span text:style-name="T1"><text:tab/><text:tab/>=================================================</text:span></text:p>
      <text:p text:style-name="P1"><text:span text:style-name="T1">=&gt;The purpose of File Opening Modes in Python is that "In Which mode we are opening the files to perform Varaious Operations on Files."</text:span></text:p>
      <text:p text:style-name="P1"><text:span text:style-name="T1">=&gt;In Python Programming, we have 8 File Opening Modes. They are</text:span></text:p>
      <text:p text:style-name="P1"><text:span text:style-name="T1"><text:tab/><text:tab/>1. r</text:span></text:p>
      <text:p text:style-name="P1"><text:span text:style-name="T1"><text:tab/><text:tab/>2. w</text:span></text:p>
      <text:p text:style-name="P1"><text:span text:style-name="T1"><text:tab/><text:tab/>3. a</text:span></text:p>
      <text:p text:style-name="P1"><text:span text:style-name="T1"><text:tab/><text:tab/>4. r+</text:span></text:p>
      <text:p text:style-name="P1"><text:span text:style-name="T1"><text:tab/><text:tab/>5. w+</text:span></text:p>
      <text:p text:style-name="P1"><text:span text:style-name="T1"><text:tab/><text:tab/>6. a+</text:span></text:p>
      <text:p text:style-name="P1"><text:span text:style-name="T1"><text:tab/><text:tab/>7. x</text:span></text:p>
      <text:p text:style-name="P1"><text:span text:style-name="T1"><text:tab/><text:tab/>8. x+</text:span></text:p>
      <text:p text:style-name="P1"><text:span text:style-name="T1">------------------------------------------------------------------------------------------------------------------</text:span></text:p>
      <text:p text:style-name="P1"><text:span text:style-name="T1">1. r </text:span></text:p>
      <text:p text:style-name="P1"><text:span text:style-name="T1">------------------------------------------------------------------------------------------------------------------</text:span></text:p>
      <text:p text:style-name="P1"><text:span text:style-name="T1">=&gt;This Mode is used for Opening the File in Read Mode and we can perform Read <text:s text:c="3"/></text:span></text:p>
      <text:p text:style-name="P1"><text:span text:style-name="T1"><text:s text:c="4"/>Operations only and we can' perform Write Operations.</text:span></text:p>
      <text:p text:style-name="P1"><text:span text:style-name="T1">=&gt;When we open the file name in read mode and if the file name does not does not exist in </text:span></text:p>
      <text:p text:style-name="P1"><text:span text:style-name="T1"><text:s text:c="4"/>Secondary Memory then we get FileNotFoundError.</text:span></text:p>
      <text:p text:style-name="P1"><text:span text:style-name="T1">=&gt;If we don't specify any File Opening Mode then by default PVM takes "r" mode as default </text:span></text:p>
      <text:p text:style-name="P1"><text:span text:style-name="T1"><text:s text:c="4"/>file mode.</text:span></text:p>
      <text:p text:style-name="P1"><text:span text:style-name="T1">------------------------------------------------------------------------------------------------------------------</text:span></text:p>
      <text:p text:style-name="P1"><text:span text:style-name="T1">2. w </text:span></text:p>
      <text:p text:style-name="P1"><text:span text:style-name="T1">------------------------------------------------------------------------------------------------------------------</text:span></text:p>
      <text:p text:style-name="P1"><text:soft-page-break/><text:span text:style-name="T1">=&gt;This Mode is used for creating New File and Opening that File Name in write Mode and </text:span></text:p>
      <text:p text:style-name="P1"><text:span text:style-name="T1"><text:s text:c="4"/>we can Perform Write Operations only and we can't perform Read Operations.</text:span></text:p>
      <text:p text:style-name="P1"><text:span text:style-name="T1">=&gt;If we Open a NEW File Name in "w" Mode then It will be Opened newly in write mode and we can write the data from the begining of the file.</text:span></text:p>
      <text:p text:style-name="P1"><text:span text:style-name="T1">=&gt;If we Open an EXISTING File Name in "w" Mode then It will be Opened in write mode and </text:span></text:p>
      <text:p text:style-name="P1"><text:span text:style-name="T1"><text:s text:c="4"/>Existing Data OVERLAPPED with new data.</text:span></text:p>
      <text:p text:style-name="P1"><text:span text:style-name="T1">------------------------------------------------------------------------------------------------------------------</text:span></text:p>
      <text:p text:style-name="P1"><text:span text:style-name="T1">3. a </text:span></text:p>
      <text:p text:style-name="P1"><text:span text:style-name="T1">------------------------------------------------------------------------------------------------------------------</text:span></text:p>
      <text:p text:style-name="P1"><text:span text:style-name="T1">=&gt;This Mode is used for creating New File and Opening that File Name in write Mode and </text:span></text:p>
      <text:p text:style-name="P1"><text:span text:style-name="T1"><text:s text:c="4"/>we can Perform Write Operations only and we can't perform Read Operations.</text:span></text:p>
      <text:p text:style-name="P1"><text:span text:style-name="T1">=&gt;If we Open a NEW File Name in "a" Mode then It will be Opened newly in write mode and </text:span></text:p>
      <text:p text:style-name="P1"><text:span text:style-name="T1"><text:s text:c="4"/>we can write the data from the begining of the file.</text:span></text:p>
      <text:p text:style-name="P1"><text:span text:style-name="T1">=&gt;If we Open an EXISTING File Name in "a" Mode then It will be Opened in write mode and </text:span></text:p>
      <text:p text:style-name="P1"><text:span text:style-name="T1"><text:s text:c="4"/>Existing Data <text:s/>APPENDED with new data.</text:span></text:p>
      <text:p text:style-name="P1"><text:span text:style-name="T1">------------------------------------------------------------------------------------------------------------------</text:span></text:p>
      <text:p text:style-name="P1"><text:span text:style-name="T1">4. r+ </text:span></text:p>
      <text:p text:style-name="P1"><text:span text:style-name="T1">------------------------------------------------------------------------------------------------------------------</text:span></text:p>
      <text:p text:style-name="P1"><text:span text:style-name="T1">=&gt;This Mode is used for Opening the File in Read Mode and we can perform Read <text:s text:c="3"/></text:span></text:p>
      <text:p text:style-name="P1"><text:span text:style-name="T1"><text:s text:c="4"/>Operations First and later we can perform Write Operations also.</text:span></text:p>
      <text:p text:style-name="P1"><text:span text:style-name="T1">=&gt;When we open the file name in "r+" mode and if the file name does not does not exist in </text:span></text:p>
      <text:p text:style-name="P1"><text:span text:style-name="T1"><text:s text:c="4"/>Secondary Memory then we get FileNotFoundError.</text:span></text:p>
      <text:p text:style-name="P1"><text:span text:style-name="T1">------------------------------------------------------------------------------------------------------------------</text:span></text:p>
      <text:p text:style-name="P1"><text:span text:style-name="T1">5. w+ </text:span></text:p>
      <text:p text:style-name="P1"><text:span text:style-name="T1">------------------------------------------------------------------------------------------------------------------</text:span></text:p>
      <text:p text:style-name="P1"><text:span text:style-name="T1">=&gt;This Mode is used for creating New File and Opening that File Name in write Mode and </text:span></text:p>
      <text:p text:style-name="P1"><text:span text:style-name="T1"><text:s text:c="4"/>First we can Perform Write Operations and later we can perform Read Operations also.</text:span></text:p>
      <text:p text:style-name="P1"><text:soft-page-break/><text:span text:style-name="T1">=&gt;If we Open a NEW File Name in "w+" Mode then It will be Opened newly in write mode </text:span></text:p>
      <text:p text:style-name="P1"><text:span text:style-name="T1"><text:s text:c="4"/>and we can write the data from the begining of the file.</text:span></text:p>
      <text:p text:style-name="P1"><text:span text:style-name="T1">=&gt;If we Open an EXISTING File Name in "w+" Mode then It will be Opened in write mode </text:span></text:p>
      <text:p text:style-name="P1"><text:span text:style-name="T1"><text:s text:c="4"/>and <text:s/>Existing Data OVERLAPPED with new data.</text:span></text:p>
      <text:p text:style-name="P1"><text:span text:style-name="T1">------------------------------------------------------------------------------------------------------------------</text:span></text:p>
      <text:p text:style-name="P1"><text:span text:style-name="T1">6. a+ </text:span></text:p>
      <text:p text:style-name="P1"><text:span text:style-name="T1">------------------------------------------------------------------------------------------------------------------</text:span></text:p>
      <text:p text:style-name="P1"><text:span text:style-name="T1">=&gt;This Mode is used for creating New File and Opening that File Name in write Mode and </text:span></text:p>
      <text:p text:style-name="P1"><text:span text:style-name="T1"><text:s text:c="4"/>First we can Perform Write Operations <text:s/>and later we can perform Read Operations also.</text:span></text:p>
      <text:p text:style-name="P1"><text:span text:style-name="T1">=&gt;If we Open a NEW File Name in "a+" Mode then It will be Opened newly in write mode </text:span></text:p>
      <text:p text:style-name="P1"><text:span text:style-name="T1"><text:s text:c="3"/>and <text:s text:c="2"/>we can write the data from the begining of the file.</text:span></text:p>
      <text:p text:style-name="P1"><text:span text:style-name="T1">=&gt;If we Open an EXISTING File Name in "a+" Mode then It will be Opened in write mode </text:span></text:p>
      <text:p text:style-name="P1"><text:span text:style-name="T1"><text:s text:c="4"/>and <text:s text:c="2"/>Existing Data <text:s/>APPENDED with new data.</text:span></text:p>
      <text:p text:style-name="P1"><text:span text:style-name="T1">------------------------------------------------------------------------------------------------------------------</text:span></text:p>
      <text:p text:style-name="P1"><text:span text:style-name="T1">7. x <text:s text:c="9"/></text:span></text:p>
      <text:p text:style-name="P1"><text:span text:style-name="T1">------------------------------------------------------------------------------------------------------------------</text:span></text:p>
      <text:p text:style-name="P1"><text:span text:style-name="T1">=&gt;This Mode is used for Opening the file name eXclusively in WRITE Mode only and we </text:span></text:p>
      <text:p text:style-name="P1"><text:span text:style-name="T1"><text:s text:c="4"/>can perform Write Operations only but not possibile perform read Operations.</text:span></text:p>
      <text:p text:style-name="P1"><text:span text:style-name="T1">=&gt;If we Open Existing File <text:s/>Name in "x" mode then we get FileExistError.</text:span></text:p>
      <text:p text:style-name="P1"><text:span text:style-name="T1">------------------------------------------------------------------------------------------------------------------</text:span></text:p>
      <text:p text:style-name="P1"><text:span text:style-name="T1">8. x+ <text:s text:c="9"/></text:span></text:p>
      <text:p text:style-name="P1"><text:span text:style-name="T1">------------------------------------------------------------------------------------------------------------------</text:span></text:p>
      <text:p text:style-name="P1"><text:span text:style-name="T1">=&gt;This Mode is used for Opening the file name eXclusively in WRITE Mode only and we </text:span></text:p>
      <text:p text:style-name="P1"><text:span text:style-name="T1"><text:s text:c="4"/>can perform First Write Operations and <text:s/>later we can perform read Operations also.</text:span></text:p>
      <text:p text:style-name="P1"><text:span text:style-name="T1">=&gt;If we Open Existing File <text:s/>Name in "x+" mode then we get FileExistError.</text:span></text:p>
      <text:p text:style-name="P1"><text:span text:style-name="T1">-------------------------------------------------------------------------------------------------------------------------</text:span>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77" meta:word-count="636" meta:character-count="5317" meta:non-whitespace-character-count="4601"/>
    <meta:generator>LibreOfficeDev/6.0.5.2$Linux_X86_64 LibreOffice_project/</meta:generator>
  </office:meta>
</office:document-meta>
</file>